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6000001C2127AD90EB80332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396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0.502cm" svg:height="0.646cm" svg:x="12.352cm" svg:y="7.824cm">
          <draw:text-box>
            <text:p/>
          </draw:text-box>
        </draw:frame>
        <draw:frame draw:style-name="gr1" draw:text-style-name="P1" draw:layer="layout" svg:width="0.502cm" svg:height="0.646cm" svg:x="8.661cm" svg:y="9.216cm">
          <draw:text-box>
            <text:p/>
          </draw:text-box>
        </draw:frame>
        <draw:frame draw:style-name="gr2" draw:text-style-name="P2" draw:layer="layout" svg:width="31.045cm" svg:height="14.705cm" svg:x="-1.6cm" svg:y="2.6cm">
          <draw:image xlink:href="Pictures/10000201000003B6000001C2127AD90EB80332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9:04:35.351962252</meta:creation-date>
    <dc:date>2018-08-15T22:15:28.533095860</dc:date>
    <meta:editing-duration>PT1H20M32S</meta:editing-duration>
    <meta:editing-cycles>1</meta:editing-cycles>
    <meta:document-statistic meta:object-count="26"/>
    <meta:generator>LibreOffice/5.1.6.2$Linux_X86_64 LibreOffice_project/10m0$Build-2</meta:generator>
  </office:meta>
</office:document-meta>
</file>